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70000020443B20632.png" manifest:media-type=""/>
  <manifest:file-entry manifest:full-path="Pictures/10000201000004000000040001335C6B.png" manifest:media-type=""/>
  <manifest:file-entry manifest:full-path="Pictures/10000201000003F4000003F4E7B3CAD6.png" manifest:media-type=""/>
  <manifest:file-entry manifest:full-path="Pictures/1000020100000400000004007219F0DD.png" manifest:media-type=""/>
  <manifest:file-entry manifest:full-path="Pictures/1000020100000400000004009016135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142cm" svg:height="10.205cm" svg:x="1.381cm" svg:y="1.254cm">
          <draw:image xlink:href="Pictures/10000201000004000000040090161359.png" xlink:type="simple" xlink:show="embed" xlink:actuate="onLoad">
            <text:p/>
          </draw:image>
        </draw:frame>
        <draw:frame draw:style-name="gr1" draw:text-style-name="P1" draw:layer="layout" svg:width="12.319cm" svg:height="11.303cm" svg:x="6.715cm" svg:y="3.286cm">
          <draw:image xlink:href="Pictures/10000201000004000000040001335C6B.png" xlink:type="simple" xlink:show="embed" xlink:actuate="onLoad">
            <text:p/>
          </draw:image>
        </draw:frame>
        <draw:frame draw:style-name="gr1" draw:text-style-name="P1" draw:layer="layout" svg:width="13.335cm" svg:height="12.618cm" svg:x="13.573cm" svg:y="5.572cm">
          <draw:image xlink:href="Pictures/1000020100000400000004007219F0DD.png" xlink:type="simple" xlink:show="embed" xlink:actuate="onLoad">
            <text:p/>
          </draw:image>
        </draw:frame>
        <draw:frame draw:style-name="gr1" draw:text-style-name="P1" draw:layer="layout" svg:width="14.732cm" svg:height="13.843cm" svg:x="20.685cm" svg:y="9.001cm">
          <draw:image xlink:href="Pictures/10000201000001F70000020443B20632.png" xlink:type="simple" xlink:show="embed" xlink:actuate="onLoad">
            <text:p/>
          </draw:image>
        </draw:frame>
        <draw:frame draw:style-name="gr1" draw:text-style-name="P1" draw:layer="layout" svg:width="16.764cm" svg:height="16.002cm" svg:x="28.686cm" svg:y="12.938cm">
          <draw:image xlink:href="Pictures/10000201000003F4000003F4E7B3CAD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03cm" draw:shadow-offset-y="-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172cm" fo:page-height="52.0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Boyd</meta:initial-creator>
    <meta:creation-date>2013-07-22T16:01:06</meta:creation-date>
    <dc:date>2013-07-22T16:21:48</dc:date>
    <dc:creator>Will Boyd</dc:creator>
    <meta:editing-duration>P0D</meta:editing-duration>
    <meta:editing-cycles>1</meta:editing-cycles>
    <meta:generator>LibreOffice/3.6$Linux_X86_64 LibreOffice_project/360m1$Build-2</meta:generator>
    <meta:document-statistic meta:object-count="5"/>
  </office:meta>
</office:document-meta>
</file>